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fr" fo:country="FR"/>
    </style:style>
    <style:style style:name="T2" style:family="text">
      <style:text-properties fo:language="fr" fo:country="F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nguage Word</text:h>
      <text:p text:style-name="Text_20_body">This is an english document.</text:p>
      <text:p text:style-name="Text_20_body">This sentence contain some french word h<text:span text:style-name="T3">ere </text:span><text:span text:style-name="T2">voit</text:span><text:span text:style-name="T1">ure</text:span> after...</text:p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1:14:19</meta:creation-date>
    <dc:date>2009-06-25T11:46:45</dc:date>
    <dc:creator>Vincent Spiewak</dc:creator>
    <meta:editing-duration>PT00H13M54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8" meta:character-count="111"/>
    <meta:user-defined meta:name="Info 1"/>
    <meta:user-defined meta:name="Info 2"/>
    <meta:user-defined meta:name="Info 3"/>
    <meta:user-defined meta:name="Info 4"/>
  </office:meta>
</office:document-meta>
</file>